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paragraph-rsid="001770ba"/>
    </style:style>
    <style:style style:name="P2" style:family="paragraph" style:parent-style-name="Subtitle">
      <style:text-properties officeooo:rsid="00193129" officeooo:paragraph-rsid="00193129"/>
    </style:style>
    <style:style style:name="P3" style:family="paragraph" style:parent-style-name="Subtitle" style:master-page-name="First_20_Page">
      <style:paragraph-properties style:page-number="auto"/>
      <style:text-properties officeooo:rsid="001770ba" officeooo:paragraph-rsid="001770ba"/>
    </style:style>
    <style:style style:name="P4" style:family="paragraph" style:parent-style-name="Footer">
      <style:paragraph-properties fo:text-align="center" style:justify-single-word="false"/>
    </style:style>
    <style:style style:name="P5" style:family="paragraph" style:parent-style-name="Heading_20_1">
      <style:text-properties officeooo:paragraph-rsid="001d0e02"/>
    </style:style>
    <style:style style:name="P6" style:family="paragraph" style:parent-style-name="Heading_20_1">
      <style:paragraph-properties fo:line-height="150%"/>
    </style:style>
    <style:style style:name="P7" style:family="paragraph" style:parent-style-name="Heading_20_1">
      <style:paragraph-properties fo:break-before="page"/>
    </style:style>
    <style:style style:name="P8" style:family="paragraph" style:parent-style-name="Heading_20_2">
      <style:paragraph-properties fo:line-height="150%"/>
    </style:style>
    <style:style style:name="P9" style:family="paragraph" style:parent-style-name="Text_20_body">
      <style:paragraph-properties fo:line-height="150%" fo:text-align="justify" style:justify-single-word="false"/>
      <style:text-properties officeooo:rsid="001be96a" officeooo:paragraph-rsid="001be96a"/>
    </style:style>
    <style:style style:name="P10" style:family="paragraph" style:parent-style-name="Text_20_body">
      <style:paragraph-properties fo:line-height="150%"/>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line-height="150%" fo:text-align="justify" style:justify-single-word="false"/>
      <style:text-properties officeooo:paragraph-rsid="001d0e02"/>
    </style:style>
    <style:style style:name="P13" style:family="paragraph" style:parent-style-name="Text_20_body">
      <style:paragraph-properties fo:line-height="150%" fo:text-align="justify" style:justify-single-word="false"/>
      <style:text-properties officeooo:paragraph-rsid="001e0923"/>
    </style:style>
    <style:style style:name="P14" style:family="paragraph" style:parent-style-name="Text_20_body">
      <style:paragraph-properties fo:line-height="150%" fo:text-align="justify" style:justify-single-word="false"/>
      <style:text-properties officeooo:paragraph-rsid="0027a7db"/>
    </style:style>
    <style:style style:name="P15" style:family="paragraph" style:parent-style-name="Text_20_body">
      <style:paragraph-properties fo:line-height="150%" fo:text-align="justify" style:justify-single-word="false"/>
      <style:text-properties officeooo:rsid="001ebc43" officeooo:paragraph-rsid="001ebc43"/>
    </style:style>
    <style:style style:name="P16" style:family="paragraph" style:parent-style-name="Text_20_body">
      <style:paragraph-properties fo:line-height="150%" fo:text-align="justify" style:justify-single-word="false"/>
      <style:text-properties fo:font-weight="bold" style:font-weight-asian="bold" style:font-weight-complex="bold"/>
    </style:style>
    <style:style style:name="T1" style:family="text">
      <style:text-properties officeooo:rsid="001770ba"/>
    </style:style>
    <style:style style:name="T2" style:family="text">
      <style:text-properties fo:font-size="26pt" style:font-size-asian="26pt" style:font-size-complex="26pt"/>
    </style:style>
    <style:style style:name="T3" style:family="text">
      <style:text-properties fo:font-size="26pt" officeooo:rsid="00193129" style:font-size-asian="26pt" style:font-size-complex="26pt"/>
    </style:style>
    <style:style style:name="T4" style:family="text">
      <style:text-properties fo:font-size="26pt" officeooo:rsid="001be96a" style:font-size-asian="26pt" style:font-size-complex="26pt"/>
    </style:style>
    <style:style style:name="T5" style:family="text">
      <style:text-properties style:font-name="Liberation Sans" fo:font-size="26pt" fo:font-weight="bold" officeooo:rsid="001770ba" style:font-name-asian="Noto Sans CJK SC" style:font-size-asian="26pt" style:font-weight-asian="bold" style:font-name-complex="Droid Sans Devanagari" style:font-size-complex="26pt" style:font-weight-complex="bold"/>
    </style:style>
    <style:style style:name="T6" style:family="text">
      <style:text-properties style:font-name="Liberation Sans" fo:font-size="26pt" fo:font-weight="bold" officeooo:rsid="00193129" style:font-name-asian="Noto Sans CJK SC" style:font-size-asian="26pt" style:font-weight-asian="bold" style:font-name-complex="Droid Sans Devanagari" style:font-size-complex="26pt" style:font-weight-complex="bold"/>
    </style:style>
    <style:style style:name="T7" style:family="text">
      <style:text-properties style:font-name="Liberation Sans" fo:font-size="26pt" fo:font-weight="bold" officeooo:rsid="001be96a" style:font-name-asian="Noto Sans CJK SC" style:font-size-asian="26pt" style:font-weight-asian="bold" style:font-name-complex="Droid Sans Devanagari" style:font-size-complex="26pt" style:font-weight-complex="bold"/>
    </style:style>
    <style:style style:name="T8" style:family="text">
      <style:text-properties officeooo:rsid="001d0e02"/>
    </style:style>
    <style:style style:name="T9" style:family="text">
      <style:text-properties officeooo:rsid="001e0923"/>
    </style:style>
    <style:style style:name="T10" style:family="text">
      <style:text-properties officeooo:rsid="001ebc43"/>
    </style:style>
    <style:style style:name="T11" style:family="text">
      <style:text-properties officeooo:rsid="00203f46"/>
    </style:style>
    <style:style style:name="T12" style:family="text">
      <style:text-properties officeooo:rsid="00207b71"/>
    </style:style>
    <style:style style:name="T13" style:family="text">
      <style:text-properties officeooo:rsid="00222f85"/>
    </style:style>
    <style:style style:name="T14" style:family="text">
      <style:text-properties officeooo:rsid="0022bcc3"/>
    </style:style>
    <style:style style:name="T15" style:family="text">
      <style:text-properties officeooo:rsid="00232001"/>
    </style:style>
    <style:style style:name="T16" style:family="text">
      <style:text-properties officeooo:rsid="00238e08"/>
    </style:style>
    <style:style style:name="T17" style:family="text">
      <style:text-properties officeooo:rsid="002519c6"/>
    </style:style>
    <style:style style:name="T18" style:family="text">
      <style:text-properties officeooo:rsid="0026de84"/>
    </style:style>
    <style:style style:name="T19" style:family="text">
      <style:text-properties officeooo:rsid="0027a7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rsera</text:p>
      <text:p text:style-name="P1">IBM Data Science <text:span text:style-name="T1">Professional Certificate</text:span></text:p>
      <text:p text:style-name="P1"><text:span text:style-name="T1">Applied </text:span>Capstone Project</text:p>
      <text:p text:style-name="Title"><text:span text:style-name="T6">I</text:span><text:span text:style-name="T5">dentify</text:span><text:span text:style-name="T2"> </text:span><text:span text:style-name="T3">candidate </text:span><text:span text:style-name="T2">location </text:span><text:span text:style-name="T3">in Singapore </text:span><text:span text:style-name="T4">for operating</text:span><text:span text:style-name="T2"> </text:span><text:span text:style-name="T7">F&amp;B business</text:span></text:p>
      <text:p text:style-name="P2">Thomas Chua</text:p>
      <text:p text:style-name="P2">7 Sep 2020</text:p>
      <text:h text:style-name="P7" text:outline-level="1"><text:span text:style-name="T11">1.<text:tab/></text:span>Introduction</text:h>
      <text:p text:style-name="P9">Singapore <text:span text:style-name="T12">is reputed</text:span> as a global city with a vibrant Food and Beverage (F&amp;B) industry. Arguably, it is celebrated as the culinary capital of Asia with cuisines from all parts of the world including the Mediterranean, Italian, Thai, Indian, Malaysian, Moroccan, Mexican and African, all finding their space here. The sector has crossed over $ 8.3 billion in annual receipts with over 6,500 establishments and touching one percent contribution in the country’s GDP.</text:p>
      <text:p text:style-name="P11">With eating out being a national p<text:span text:style-name="T13">assion</text:span>, more and more Singaporeans putting in longer work hours, and ever-growing tourism sector, the F&amp;B sector is set to grow even further.</text:p>
      <text:h text:style-name="P5" text:outline-level="1"><text:span text:style-name="T11">2.<text:tab/></text:span><text:span text:style-name="T8">Problem Statement</text:span></text:h>
      <text:p text:style-name="P12"><text:span text:style-name="T8">As much that a F&amp;B business in Singapore can be </text:span><text:span text:style-name="T10">potentially </text:span><text:span text:style-name="T8">rewarding, the industry is highly competitve with </text:span><text:span text:style-name="T9">a congested space and a market </text:span><text:span text:style-name="T10">with fast changing taste</text:span><text:span text:style-name="T9">, not to mention </text:span><text:span text:style-name="T10">high</text:span><text:span text:style-name="T9"> rental and overhead costs </text:span><text:span text:style-name="T10">among the challenges.</text:span><text:span text:style-name="T8"> <text:s/></text:span></text:p>
      <text:p text:style-name="P13">Th<text:span text:style-name="T9">is project aspires to provide </text:span><text:span text:style-name="T13">data based </text:span><text:span text:style-name="T9">insight</text:span><text:span text:style-name="T13">s</text:span><text:span text:style-name="T9"> </text:span><text:span text:style-name="T13">to help</text:span><text:span text:style-name="T9"> addressing </text:span><text:span text:style-name="T10">the “where”, “what” and “who” </text:span><text:span text:style-name="T9">questions </text:span><text:span text:style-name="T10">for starting a F&amp;B business</text:span><text:span text:style-name="T9">:</text:span></text:p>
      <text:p text:style-name="P13"><text:span text:style-name="T9">i)<text:tab/>“Where” – </text:span><text:span text:style-name="T10">This relates to the location of the business</text:span></text:p>
      <text:p text:style-name="P13"><text:span text:style-name="T9">ii)<text:tab/> “</text:span><text:span text:style-name="T10">What” – The type of food to sell</text:span></text:p>
      <text:p text:style-name="P15">iii)<text:tab/>“Who” – This deals with the targeted consumers, which determines the price level and business model.</text:p>
      <text:h text:style-name="P8" text:outline-level="2"><text:span text:style-name="T11">3.<text:tab/></text:span><text:span text:style-name="T13">Target Reader</text:span><text:span text:style-name="T14">s</text:span></text:h>
      <text:p text:style-name="P10">While <text:span text:style-name="T14">the </text:span>concrete business owner to whom we are addressing this report, but actually this restaurant owner can be treated as a persona and thus this analysis could be useful for a group of market players (restaurant owners).</text:p>
      <text:h text:style-name="P6" text:outline-level="1"><text:span text:style-name="T16">4</text:span>. Data</text:h>
      <text:p text:style-name="P11">To perform this analysis, we will need the following data:</text:p>
      <text:p text:style-name="P14"><text:soft-page-break/><text:span text:style-name="T15">i)<text:tab/></text:span>List of <text:span text:style-name="T14">districts in Singapore.</text:span> Th<text:span text:style-name="T14">e </text:span><text:span text:style-name="T15">l</text:span><text:span text:style-name="T17">oca</text:span><text:span text:style-name="T18">tion information</text:span> of <text:span text:style-name="T18">Singapore</text:span> <text:span text:style-name="T15">districts </text:span><text:span text:style-name="T18">such as postal codes</text:span>.</text:p>
      <text:p text:style-name="P14"><text:span text:style-name="T19">ii)<text:tab/>V</text:span>enue data particularly <text:span text:style-name="T14">those F&amp;B related such as restaurants, drink kioks, cafe etc. </text:span><text:span text:style-name="T15">Cl</text:span>ustering <text:span text:style-name="T15">will be performed using the data</text:span>.</text:p>
      <text:p text:style-name="P16">Sources of data and methods to extract them</text:p>
      <text:p text:style-name="P11">This <text:span text:style-name="T16">url </text:span><text:a xlink:type="simple" xlink:href="https://www.ura.gov.sg/realEstateIIWeb/resources/misc/list_of_postal_districts.htm" text:style-name="Internet_20_link" text:visited-style-name="Visited_20_Internet_20_Link">https://www.ura.gov.sg/realEstateIIWeb/resources/misc/list_of_postal_districts.htm</text:a> contains a</text:p>
      <text:p text:style-name="P11">list of <text:span text:style-name="T16">Singapor</text:span>e <text:span text:style-name="T15">districts</text:span> <text:span text:style-name="T16">and postal codes</text:span>. We will use web scraping techniques to extract the data <text:s/>with the help of Python requests and beautifulsoup packages. Then we will get the geographical coordinates of the neighbourhoods using Python Geocoder package which will give us the latitude and longitude coordinates of the neighbourhoods.</text:p>
      <text:p text:style-name="P11">After that, we will use Foursquare API to get the venue data for those neighbourhoods. Foursquare API will provide many categories of the venue data, we are particularly interested in the <text:span text:style-name="T15">food and drink</text:span> categ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7:33:22.965396967</meta:creation-date>
    <dc:date>2020-09-12T01:33:43.997354765</dc:date>
    <meta:editing-duration>PT22M27S</meta:editing-duration>
    <meta:editing-cycles>4</meta:editing-cycles>
    <meta:generator>LibreOffice/6.4.6.2$Linux_X86_64 LibreOffice_project/40$Build-2</meta:generator>
    <meta:document-statistic meta:table-count="0" meta:image-count="0" meta:object-count="0" meta:page-count="3" meta:paragraph-count="26" meta:word-count="416" meta:character-count="2654" meta:non-whitespace-character-count="2257"/>
  </office:meta>
</office:document-meta>
</file>